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61cm"/>
    </style:style>
    <style:style style:name="co4" style:family="table-column">
      <style:table-column-properties fo:break-before="auto" style:column-width="7.19cm"/>
    </style:style>
    <style:style style:name="co5" style:family="table-column">
      <style:table-column-properties fo:break-before="auto" style:column-width="1.062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1.007cm"/>
    </style:style>
    <style:style style:name="co8" style:family="table-column">
      <style:table-column-properties fo:break-before="auto" style:column-width="0.552cm"/>
    </style:style>
    <style:style style:name="co9" style:family="table-column">
      <style:table-column-properties fo:break-before="auto" style:column-width="1.224cm"/>
    </style:style>
    <style:style style:name="co10" style:family="table-column">
      <style:table-column-properties fo:break-before="auto" style:column-width="0.771cm"/>
    </style:style>
    <style:style style:name="co11" style:family="table-column">
      <style:table-column-properties fo:break-before="auto" style:column-width="0.743cm"/>
    </style:style>
    <style:style style:name="co12" style:family="table-column">
      <style:table-column-properties fo:break-before="auto" style:column-width="0.7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/>
    <style:style style:name="ce5" style:family="table-cell" style:parent-style-name="Default" style:data-style-name="N1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6.71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Программа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Адрес</text:p>
          </table:table-cell>
          <table:table-cell office:value-type="string" calcext:value-type="string">
            <text:p>Инструкция</text:p>
          </table:table-cell>
          <table:table-cell office:value-type="string" calcext:value-type="string">
            <text:p>Оп1</text:p>
          </table:table-cell>
          <table:table-cell office:value-type="string" calcext:value-type="string">
            <text:p>Оп2</text:p>
          </table:table-cell>
          <table:table-cell office:value-type="string" calcext:value-type="string">
            <text:p>Комментарий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Увеличиваем B на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Увеличиваем B на 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Увеличиваем A на 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VI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аписываем 1 в 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VI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аписываем 0 в 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VI</text:p>
          </table:table-cell>
          <table:table-cell office:value-type="string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Записываем -1 в 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Увеличиваем A на 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MPI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Переходим на инструкцию по адресу 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Увеличиваем A на 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MPI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Зацикливаем программу на адресах 9-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Складывает r1 и r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</table:table>
      <table:table table:name="Трассировка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0" table:default-cell-style-name="ce5"/>
        <table:table-row table:style-name="ro1">
          <table:table-cell office:value-type="string" calcext:value-type="string">
            <office:annotation draw:style-name="gr1" draw:text-style-name="P2" svg:width="2.899cm" svg:height="1.799cm" svg:x="1.661cm" svg:y="0cm" draw:caption-point-x="-0.61cm" draw:caption-point-y="0.01cm">
              <dc:creator>ПКВ</dc:creator>
              <dc:date>2019-09-13T00:00:00</dc:date>
              <text:p text:style-name="P1"><text:span text:style-name="T1">Указатель текущей инструкции</text:span></text:p>
            </office:annotation>
            <text:p>IP</text:p>
          </table:table-cell>
          <table:table-cell office:value-type="string" calcext:value-type="string">
            <office:annotation draw:style-name="gr1" draw:text-style-name="P2" svg:width="2.899cm" svg:height="1.799cm" svg:x="3.875cm" svg:y="0cm" draw:caption-point-x="-0.61cm" draw:caption-point-y="0.01cm">
              <dc:creator>ПКВ</dc:creator>
              <dc:date>2019-09-13T00:00:00</dc:date>
              <text:p text:style-name="P1"><text:span text:style-name="T1">Текущая инструкция</text:span></text:p>
            </office:annotation>
            <text:p>Инструкция</text:p>
          </table:table-cell>
          <table:table-cell office:value-type="string" calcext:value-type="string">
            <office:annotation draw:style-name="gr1" draw:text-style-name="P2" svg:width="2.899cm" svg:height="1.799cm" svg:x="4.836cm" svg:y="0cm" draw:caption-point-x="-0.61cm" draw:caption-point-y="0.01cm">
              <dc:creator>ПКВ</dc:creator>
              <dc:date>2019-09-13T00:00:00</dc:date>
              <text:p text:style-name="P1"><text:span text:style-name="T1">Операнд 1</text:span></text:p>
            </office:annotation>
            <text:p>Оп1</text:p>
          </table:table-cell>
          <table:table-cell office:value-type="string" calcext:value-type="string">
            <office:annotation draw:style-name="gr1" draw:text-style-name="P2" svg:width="2.899cm" svg:height="1.799cm" svg:x="5.798cm" svg:y="0cm" draw:caption-point-x="-0.61cm" draw:caption-point-y="0.01cm">
              <dc:creator>ПКВ</dc:creator>
              <dc:date>2019-09-13T00:00:00</dc:date>
              <text:p text:style-name="P1"><text:span text:style-name="T1">Операнд 2</text:span></text:p>
            </office:annotation>
            <text:p>Оп2</text:p>
          </table:table-cell>
          <table:table-cell office:value-type="string" calcext:value-type="string">
            <office:annotation draw:style-name="gr1" draw:text-style-name="P2" svg:width="2.899cm" svg:height="1.799cm" svg:x="6.805cm" svg:y="0cm" draw:caption-point-x="-0.61cm" draw:caption-point-y="0.01cm">
              <dc:creator>ПКВ</dc:creator>
              <dc:date>2019-09-13T00:00:00</dc:date>
              <text:p text:style-name="P1"><text:span text:style-name="T1">Регистры A, B, C</text:span></text:p>
            </office:annotation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office:annotation draw:style-name="gr2" draw:text-style-name="P2" svg:width="2.899cm" svg:height="6.916cm" svg:x="9.133cm" svg:y="0cm" draw:caption-point-x="-0.61cm" draw:caption-point-y="0.01cm">
              <dc:creator>КП</dc:creator>
              <dc:date>2020-09-17T00:00:00</dc:date>
              <text:p text:style-name="P1"><text:span text:style-name="T1">Виртуальный регистр, куда заносится результат последней операции, сохраняющей стандартный смысл флагов. Не является частью процессора, а служит для удобства определения значений флагов</text:span></text:p>
            </office:annotation>
            <text:p>R</text:p>
          </table:table-cell>
          <table:table-cell table:style-name="Default" office:value-type="string" calcext:value-type="string">
            <office:annotation draw:style-name="gr1" draw:text-style-name="P2" svg:width="2.899cm" svg:height="1.799cm" svg:x="9.904cm" svg:y="0cm" draw:caption-point-x="-0.61cm" draw:caption-point-y="0.01cm">
              <dc:creator>ПКВ</dc:creator>
              <dc:date>2019-09-13T00:00:00</dc:date>
              <text:p text:style-name="P1"><text:span text:style-name="T1">Флаг отрицательного результата</text:span></text:p>
            </office:annotation>
            <text:p>SF</text:p>
          </table:table-cell>
          <table:table-cell table:style-name="Default" office:value-type="string" calcext:value-type="string">
            <office:annotation draw:style-name="gr1" draw:text-style-name="P2" svg:width="2.899cm" svg:height="1.799cm" svg:x="10.647cm" svg:y="0cm" draw:caption-point-x="-0.61cm" draw:caption-point-y="0.01cm">
              <dc:creator>ПКВ</dc:creator>
              <dc:date>2019-09-13T00:00:00</dc:date>
              <text:p text:style-name="P1"><text:span text:style-name="T1">Флаг нулевого результата</text:span></text:p>
            </office:annotation>
            <text:p>ZF</text:p>
          </table:table-cell>
          <table:table-cell table:style-name="Default" office:value-type="string" calcext:value-type="string">
            <office:annotation draw:style-name="gr1" draw:text-style-name="P2" svg:width="2.899cm" svg:height="1.799cm" svg:x="11.444cm" svg:y="0cm" draw:caption-point-x="-0.61cm" draw:caption-point-y="0.01cm">
              <dc:creator>ПКВ</dc:creator>
              <dc:date>2019-09-13T00:00:00</dc:date>
              <text:p text:style-name="P1"><text:span text:style-name="T1">Флаг знакового переполнения</text:span></text:p>
            </office:annotation>
            <text:p>OF</text:p>
          </table:table-cell>
          <table:table-cell table:style-name="Default" office:value-type="string" calcext:value-type="string">
            <office:annotation draw:style-name="gr3" draw:text-style-name="P2" svg:width="2.899cm" svg:height="3.756cm" svg:x="12.215cm" svg:y="0cm" draw:caption-point-x="-0.61cm" draw:caption-point-y="0.01cm">
              <dc:creator>ПКВ</dc:creator>
              <dc:date>2019-09-13T00:00:00</dc:date>
              <text:p text:style-name="P1"><text:span text:style-name="T1">Флаг беззнакового переполнения (переноса из старшего разряда или заёма в старший разряд)</text:span></text:p>
            </office:annotation>
            <text:p>C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F([.B2]=&quot;JMPI&quot;;[.C2];[.A2]+1)" office:value-type="float" office:value="1" calcext:value-type="float">
            <text:p>1</text:p>
          </table:table-cell>
          <table:table-cell table:formula="of:=VLOOKUP([.$A3];Program;2;1)" office:value-type="string" office:string-value="INC" calcext:value-type="string">
            <text:p>INC</text:p>
          </table:table-cell>
          <table:table-cell table:formula="of:=VLOOKUP([.$A3];Program;3;1)" office:value-type="string" office:string-value="B" calcext:value-type="string">
            <text:p>B</text:p>
          </table:table-cell>
          <table:table-cell table:formula="of:=VLOOKUP([.$A3];Program;4;1)" office:value-type="float" office:value="0" calcext:value-type="float">
            <text:p/>
          </table:table-cell>
          <table:table-cell table:formula="of:=IF(AND([.$B3]=&quot;INC&quot;; [.$C3]=[.E$1]);[.E2]+1;IF(AND([.$B3]=&quot;MOVI&quot;; [.$C3]=[.E$1]);[.$D3];IF([.$B3]=&quot;ADD&quot;; SUM(COM.MICROSOFT.SWITCH([.$C3]; &quot;A&quot;; [.$E2]; &quot;B&quot;; [.$F2]; &quot;C&quot;; [.$G2]); COM.MICROSOFT.SWITCH([.$D3]; &quot;A&quot;; [.$E2]; &quot;B&quot;; [.$F2]; &quot;C&quot;; [.$G2])) ;[.E2]) ))" office:value-type="float" office:value="0" calcext:value-type="float">
            <text:p>0</text:p>
          </table:table-cell>
          <table:table-cell table:formula="of:=IF(AND([.$B3]=&quot;INC&quot;; [.$C3]=[.F$1]);[.F2]+1;IF(AND([.$B3]=&quot;MOVI&quot;; [.$C3]=[.F$1]);[.$D3];[.F2]))" office:value-type="float" office:value="1" calcext:value-type="float">
            <text:p>1</text:p>
          </table:table-cell>
          <table:table-cell table:formula="of:=IF(AND([.$B3]=&quot;INC&quot;; [.$C3]=[.G$1]);[.G2]+1;IF(AND([.$B3]=&quot;MOVI&quot;; [.$C3]=[.G$1]);[.$D3];[.G2]))" office:value-type="float" office:value="0" calcext:value-type="float">
            <text:p>0</text:p>
          </table:table-cell>
          <table:table-cell table:formula="of:=IF([.B3]=&quot;INC&quot;;COM.MICROSOFT.SWITCH([.C3];&quot;A&quot;;[.E3];&quot;B&quot;;[.F3];&quot;C&quot;;[.G3]);IF([.B3]=&quot;ADD&quot;; [.E3]; [.H2]))" office:value-type="float" office:value="1" calcext:value-type="float">
            <text:p>1</text:p>
          </table:table-cell>
          <table:table-cell table:formula="of:=[.H3]&lt;0" office:value-type="float" office:value="0" calcext:value-type="float">
            <text:p>0</text:p>
          </table:table-cell>
          <table:table-cell table:formula="of:=[.H3]=0" office:value-type="float" office:value="0" calcext:value-type="float">
            <text:p>0</text:p>
          </table:table-cell>
          <table:table-cell table:formula="of:=IF(AND([.H3] &gt;= -128;[.H3] &lt;= 127); 0; 1)" office:value-type="float" office:value="0" calcext:value-type="float">
            <text:p>0</text:p>
          </table:table-cell>
          <table:table-cell table:formula="of:=IF(AND([.H3] &gt;= 0;[.H3] &lt;= 255); 0; 1)" office:value-type="float" office:value="0" calcext:value-type="float">
            <text:p>0</text:p>
          </table:table-cell>
        </table:table-row>
        <table:table-row table:style-name="ro1">
          <table:table-cell table:formula="of:=IF([.B3]=&quot;JMPI&quot;;[.C3];[.A3]+1)" office:value-type="float" office:value="2" calcext:value-type="float">
            <text:p>2</text:p>
          </table:table-cell>
          <table:table-cell table:formula="of:=VLOOKUP([.$A4];Program;2;1)" office:value-type="string" office:string-value="INC" calcext:value-type="string">
            <text:p>INC</text:p>
          </table:table-cell>
          <table:table-cell table:formula="of:=VLOOKUP([.$A4];Program;3;1)" office:value-type="string" office:string-value="B" calcext:value-type="string">
            <text:p>B</text:p>
          </table:table-cell>
          <table:table-cell table:formula="of:=VLOOKUP([.$A4];Program;4;1)" office:value-type="float" office:value="0" calcext:value-type="float">
            <text:p/>
          </table:table-cell>
          <table:table-cell table:formula="of:=IF(AND([.$B4]=&quot;INC&quot;; [.$C4]=[.E$1]);[.E3]+1;IF(AND([.$B4]=&quot;MOVI&quot;; [.$C4]=[.E$1]);[.$D4];IF([.$B4]=&quot;ADD&quot;; SUM(COM.MICROSOFT.SWITCH([.$C4]; &quot;A&quot;; [.$E3]; &quot;B&quot;; [.$F3]; &quot;C&quot;; [.$G3]); COM.MICROSOFT.SWITCH([.$D4]; &quot;A&quot;; [.$E3]; &quot;B&quot;; [.$F3]; &quot;C&quot;; [.$G3])) ;[.E3]) ))" office:value-type="float" office:value="0" calcext:value-type="float">
            <text:p>0</text:p>
          </table:table-cell>
          <table:table-cell table:formula="of:=IF(AND([.$B4]=&quot;INC&quot;; [.$C4]=[.F$1]);[.F3]+1;IF(AND([.$B4]=&quot;MOVI&quot;; [.$C4]=[.F$1]);[.$D4];[.F3]))" office:value-type="float" office:value="2" calcext:value-type="float">
            <text:p>2</text:p>
          </table:table-cell>
          <table:table-cell table:formula="of:=IF(AND([.$B4]=&quot;INC&quot;; [.$C4]=[.G$1]);[.G3]+1;IF(AND([.$B4]=&quot;MOVI&quot;; [.$C4]=[.G$1]);[.$D4];[.G3]))" office:value-type="float" office:value="0" calcext:value-type="float">
            <text:p>0</text:p>
          </table:table-cell>
          <table:table-cell table:formula="of:=IF([.B4]=&quot;INC&quot;;COM.MICROSOFT.SWITCH([.C4];&quot;A&quot;;[.E4];&quot;B&quot;;[.F4];&quot;C&quot;;[.G4]);IF([.B4]=&quot;ADD&quot;; [.E4]; [.H3]))" office:value-type="float" office:value="2" calcext:value-type="float">
            <text:p>2</text:p>
          </table:table-cell>
          <table:table-cell table:formula="of:=[.H4]&lt;0" office:value-type="float" office:value="0" calcext:value-type="float">
            <text:p>0</text:p>
          </table:table-cell>
          <table:table-cell table:formula="of:=[.H4]=0" office:value-type="float" office:value="0" calcext:value-type="float">
            <text:p>0</text:p>
          </table:table-cell>
          <table:table-cell table:formula="of:=IF(AND([.H4] &gt;= -128;[.H4] &lt;= 127); 0; 1)" office:value-type="float" office:value="0" calcext:value-type="float">
            <text:p>0</text:p>
          </table:table-cell>
          <table:table-cell table:formula="of:=IF(AND([.H4] &gt;= 0;[.H4] &lt;= 255); 0; 1)" office:value-type="float" office:value="0" calcext:value-type="float">
            <text:p>0</text:p>
          </table:table-cell>
        </table:table-row>
        <table:table-row table:style-name="ro1">
          <table:table-cell table:formula="of:=IF([.B4]=&quot;JMPI&quot;;[.C4];[.A4]+1)" office:value-type="float" office:value="3" calcext:value-type="float">
            <text:p>3</text:p>
          </table:table-cell>
          <table:table-cell table:formula="of:=VLOOKUP([.$A5];Program;2;1)" office:value-type="string" office:string-value="INC" calcext:value-type="string">
            <text:p>INC</text:p>
          </table:table-cell>
          <table:table-cell table:formula="of:=VLOOKUP([.$A5];Program;3;1)" office:value-type="string" office:string-value="A" calcext:value-type="string">
            <text:p>A</text:p>
          </table:table-cell>
          <table:table-cell table:formula="of:=VLOOKUP([.$A5];Program;4;1)" office:value-type="float" office:value="0" calcext:value-type="float">
            <text:p/>
          </table:table-cell>
          <table:table-cell table:formula="of:=IF(AND([.$B5]=&quot;INC&quot;; [.$C5]=[.E$1]);[.E4]+1;IF(AND([.$B5]=&quot;MOVI&quot;; [.$C5]=[.E$1]);[.$D5];IF([.$B5]=&quot;ADD&quot;; SUM(COM.MICROSOFT.SWITCH([.$C5]; &quot;A&quot;; [.$E4]; &quot;B&quot;; [.$F4]; &quot;C&quot;; [.$G4]); COM.MICROSOFT.SWITCH([.$D5]; &quot;A&quot;; [.$E4]; &quot;B&quot;; [.$F4]; &quot;C&quot;; [.$G4])) ;[.E4]) ))" office:value-type="float" office:value="1" calcext:value-type="float">
            <text:p>1</text:p>
          </table:table-cell>
          <table:table-cell table:formula="of:=IF(AND([.$B5]=&quot;INC&quot;; [.$C5]=[.F$1]);[.F4]+1;IF(AND([.$B5]=&quot;MOVI&quot;; [.$C5]=[.F$1]);[.$D5];[.F4]))" office:value-type="float" office:value="2" calcext:value-type="float">
            <text:p>2</text:p>
          </table:table-cell>
          <table:table-cell table:formula="of:=IF(AND([.$B5]=&quot;INC&quot;; [.$C5]=[.G$1]);[.G4]+1;IF(AND([.$B5]=&quot;MOVI&quot;; [.$C5]=[.G$1]);[.$D5];[.G4]))" office:value-type="float" office:value="0" calcext:value-type="float">
            <text:p>0</text:p>
          </table:table-cell>
          <table:table-cell table:formula="of:=IF([.B5]=&quot;INC&quot;;COM.MICROSOFT.SWITCH([.C5];&quot;A&quot;;[.E5];&quot;B&quot;;[.F5];&quot;C&quot;;[.G5]);IF([.B5]=&quot;ADD&quot;; [.E5]; [.H4]))" office:value-type="float" office:value="1" calcext:value-type="float">
            <text:p>1</text:p>
          </table:table-cell>
          <table:table-cell table:formula="of:=[.H5]&lt;0" office:value-type="float" office:value="0" calcext:value-type="float">
            <text:p>0</text:p>
          </table:table-cell>
          <table:table-cell table:formula="of:=[.H5]=0" office:value-type="float" office:value="0" calcext:value-type="float">
            <text:p>0</text:p>
          </table:table-cell>
          <table:table-cell table:formula="of:=IF(AND([.H5] &gt;= -128;[.H5] &lt;= 127); 0; 1)" office:value-type="float" office:value="0" calcext:value-type="float">
            <text:p>0</text:p>
          </table:table-cell>
          <table:table-cell table:formula="of:=IF(AND([.H5] &gt;= 0;[.H5] &lt;= 255); 0; 1)" office:value-type="float" office:value="0" calcext:value-type="float">
            <text:p>0</text:p>
          </table:table-cell>
        </table:table-row>
        <table:table-row table:style-name="ro1">
          <table:table-cell table:formula="of:=IF([.B5]=&quot;JMPI&quot;;[.C5];[.A5]+1)" office:value-type="float" office:value="4" calcext:value-type="float">
            <text:p>4</text:p>
          </table:table-cell>
          <table:table-cell table:formula="of:=VLOOKUP([.$A6];Program;2;1)" office:value-type="string" office:string-value="MOVI" calcext:value-type="string">
            <text:p>MOVI</text:p>
          </table:table-cell>
          <table:table-cell table:formula="of:=VLOOKUP([.$A6];Program;3;1)" office:value-type="string" office:string-value="B" calcext:value-type="string">
            <text:p>B</text:p>
          </table:table-cell>
          <table:table-cell table:formula="of:=VLOOKUP([.$A6];Program;4;1)" office:value-type="float" office:value="1" calcext:value-type="float">
            <text:p>1</text:p>
          </table:table-cell>
          <table:table-cell table:formula="of:=IF(AND([.$B6]=&quot;INC&quot;; [.$C6]=[.E$1]);[.E5]+1;IF(AND([.$B6]=&quot;MOVI&quot;; [.$C6]=[.E$1]);[.$D6];IF([.$B6]=&quot;ADD&quot;; SUM(COM.MICROSOFT.SWITCH([.$C6]; &quot;A&quot;; [.$E5]; &quot;B&quot;; [.$F5]; &quot;C&quot;; [.$G5]); COM.MICROSOFT.SWITCH([.$D6]; &quot;A&quot;; [.$E5]; &quot;B&quot;; [.$F5]; &quot;C&quot;; [.$G5])) ;[.E5]) ))" office:value-type="float" office:value="1" calcext:value-type="float">
            <text:p>1</text:p>
          </table:table-cell>
          <table:table-cell table:formula="of:=IF(AND([.$B6]=&quot;INC&quot;; [.$C6]=[.F$1]);[.F5]+1;IF(AND([.$B6]=&quot;MOVI&quot;; [.$C6]=[.F$1]);[.$D6];[.F5]))" office:value-type="float" office:value="1" calcext:value-type="float">
            <text:p>1</text:p>
          </table:table-cell>
          <table:table-cell table:formula="of:=IF(AND([.$B6]=&quot;INC&quot;; [.$C6]=[.G$1]);[.G5]+1;IF(AND([.$B6]=&quot;MOVI&quot;; [.$C6]=[.G$1]);[.$D6];[.G5]))" office:value-type="float" office:value="0" calcext:value-type="float">
            <text:p>0</text:p>
          </table:table-cell>
          <table:table-cell table:formula="of:=IF([.B6]=&quot;INC&quot;;COM.MICROSOFT.SWITCH([.C6];&quot;A&quot;;[.E6];&quot;B&quot;;[.F6];&quot;C&quot;;[.G6]);IF([.B6]=&quot;ADD&quot;; [.E6]; [.H5]))" office:value-type="float" office:value="1" calcext:value-type="float">
            <text:p>1</text:p>
          </table:table-cell>
          <table:table-cell table:formula="of:=[.H6]&lt;0" office:value-type="float" office:value="0" calcext:value-type="float">
            <text:p>0</text:p>
          </table:table-cell>
          <table:table-cell table:formula="of:=[.H6]=0" office:value-type="float" office:value="0" calcext:value-type="float">
            <text:p>0</text:p>
          </table:table-cell>
          <table:table-cell table:formula="of:=IF(AND([.H6] &gt;= -128;[.H6] &lt;= 127); 0; 1)" office:value-type="float" office:value="0" calcext:value-type="float">
            <text:p>0</text:p>
          </table:table-cell>
          <table:table-cell table:formula="of:=IF(AND([.H6] &gt;= 0;[.H6] &lt;= 255); 0; 1)" office:value-type="float" office:value="0" calcext:value-type="float">
            <text:p>0</text:p>
          </table:table-cell>
        </table:table-row>
        <table:table-row table:style-name="ro1">
          <table:table-cell table:formula="of:=IF([.B6]=&quot;JMPI&quot;;[.C6];[.A6]+1)" office:value-type="float" office:value="5" calcext:value-type="float">
            <text:p>5</text:p>
          </table:table-cell>
          <table:table-cell table:formula="of:=VLOOKUP([.$A7];Program;2;1)" office:value-type="string" office:string-value="MOVI" calcext:value-type="string">
            <text:p>MOVI</text:p>
          </table:table-cell>
          <table:table-cell table:formula="of:=VLOOKUP([.$A7];Program;3;1)" office:value-type="string" office:string-value="A" calcext:value-type="string">
            <text:p>A</text:p>
          </table:table-cell>
          <table:table-cell table:formula="of:=VLOOKUP([.$A7];Program;4;1)" office:value-type="float" office:value="0" calcext:value-type="float">
            <text:p>0</text:p>
          </table:table-cell>
          <table:table-cell table:formula="of:=IF(AND([.$B7]=&quot;INC&quot;; [.$C7]=[.E$1]);[.E6]+1;IF(AND([.$B7]=&quot;MOVI&quot;; [.$C7]=[.E$1]);[.$D7];IF([.$B7]=&quot;ADD&quot;; SUM(COM.MICROSOFT.SWITCH([.$C7]; &quot;A&quot;; [.$E6]; &quot;B&quot;; [.$F6]; &quot;C&quot;; [.$G6]); COM.MICROSOFT.SWITCH([.$D7]; &quot;A&quot;; [.$E6]; &quot;B&quot;; [.$F6]; &quot;C&quot;; [.$G6])) ;[.E6]) ))" office:value-type="float" office:value="0" calcext:value-type="float">
            <text:p>0</text:p>
          </table:table-cell>
          <table:table-cell table:formula="of:=IF(AND([.$B7]=&quot;INC&quot;; [.$C7]=[.F$1]);[.F6]+1;IF(AND([.$B7]=&quot;MOVI&quot;; [.$C7]=[.F$1]);[.$D7];[.F6]))" office:value-type="float" office:value="1" calcext:value-type="float">
            <text:p>1</text:p>
          </table:table-cell>
          <table:table-cell table:formula="of:=IF(AND([.$B7]=&quot;INC&quot;; [.$C7]=[.G$1]);[.G6]+1;IF(AND([.$B7]=&quot;MOVI&quot;; [.$C7]=[.G$1]);[.$D7];[.G6]))" office:value-type="float" office:value="0" calcext:value-type="float">
            <text:p>0</text:p>
          </table:table-cell>
          <table:table-cell table:formula="of:=IF([.B7]=&quot;INC&quot;;COM.MICROSOFT.SWITCH([.C7];&quot;A&quot;;[.E7];&quot;B&quot;;[.F7];&quot;C&quot;;[.G7]);IF([.B7]=&quot;ADD&quot;; [.E7]; [.H6]))" office:value-type="float" office:value="1" calcext:value-type="float">
            <text:p>1</text:p>
          </table:table-cell>
          <table:table-cell table:formula="of:=[.H7]&lt;0" office:value-type="float" office:value="0" calcext:value-type="float">
            <text:p>0</text:p>
          </table:table-cell>
          <table:table-cell table:formula="of:=[.H7]=0" office:value-type="float" office:value="0" calcext:value-type="float">
            <text:p>0</text:p>
          </table:table-cell>
          <table:table-cell table:formula="of:=IF(AND([.H7] &gt;= -128;[.H7] &lt;= 127); 0; 1)" office:value-type="float" office:value="0" calcext:value-type="float">
            <text:p>0</text:p>
          </table:table-cell>
          <table:table-cell table:formula="of:=IF(AND([.H7] &gt;= 0;[.H7] &lt;= 255); 0; 1)" office:value-type="float" office:value="0" calcext:value-type="float">
            <text:p>0</text:p>
          </table:table-cell>
        </table:table-row>
        <table:table-row table:style-name="ro1">
          <table:table-cell table:formula="of:=IF([.B7]=&quot;JMPI&quot;;[.C7];[.A7]+1)" office:value-type="float" office:value="6" calcext:value-type="float">
            <text:p>6</text:p>
          </table:table-cell>
          <table:table-cell table:formula="of:=VLOOKUP([.$A8];Program;2;1)" office:value-type="string" office:string-value="MOVI" calcext:value-type="string">
            <text:p>MOVI</text:p>
          </table:table-cell>
          <table:table-cell table:formula="of:=VLOOKUP([.$A8];Program;3;1)" office:value-type="string" office:string-value="A" calcext:value-type="string">
            <text:p>A</text:p>
          </table:table-cell>
          <table:table-cell table:formula="of:=VLOOKUP([.$A8];Program;4;1)" office:value-type="float" office:value="-1" calcext:value-type="float">
            <text:p>-1</text:p>
          </table:table-cell>
          <table:table-cell table:formula="of:=IF(AND([.$B8]=&quot;INC&quot;; [.$C8]=[.E$1]);[.E7]+1;IF(AND([.$B8]=&quot;MOVI&quot;; [.$C8]=[.E$1]);[.$D8];IF([.$B8]=&quot;ADD&quot;; SUM(COM.MICROSOFT.SWITCH([.$C8]; &quot;A&quot;; [.$E7]; &quot;B&quot;; [.$F7]; &quot;C&quot;; [.$G7]); COM.MICROSOFT.SWITCH([.$D8]; &quot;A&quot;; [.$E7]; &quot;B&quot;; [.$F7]; &quot;C&quot;; [.$G7])) ;[.E7]) ))" office:value-type="float" office:value="-1" calcext:value-type="float">
            <text:p>-1</text:p>
          </table:table-cell>
          <table:table-cell table:formula="of:=IF(AND([.$B8]=&quot;INC&quot;; [.$C8]=[.F$1]);[.F7]+1;IF(AND([.$B8]=&quot;MOVI&quot;; [.$C8]=[.F$1]);[.$D8];[.F7]))" office:value-type="float" office:value="1" calcext:value-type="float">
            <text:p>1</text:p>
          </table:table-cell>
          <table:table-cell table:formula="of:=IF(AND([.$B8]=&quot;INC&quot;; [.$C8]=[.G$1]);[.G7]+1;IF(AND([.$B8]=&quot;MOVI&quot;; [.$C8]=[.G$1]);[.$D8];[.G7]))" office:value-type="float" office:value="0" calcext:value-type="float">
            <text:p>0</text:p>
          </table:table-cell>
          <table:table-cell table:formula="of:=IF([.B8]=&quot;INC&quot;;COM.MICROSOFT.SWITCH([.C8];&quot;A&quot;;[.E8];&quot;B&quot;;[.F8];&quot;C&quot;;[.G8]);IF([.B8]=&quot;ADD&quot;; [.E8]; [.H7]))" office:value-type="float" office:value="1" calcext:value-type="float">
            <text:p>1</text:p>
          </table:table-cell>
          <table:table-cell table:formula="of:=[.H8]&lt;0" office:value-type="float" office:value="0" calcext:value-type="float">
            <text:p>0</text:p>
          </table:table-cell>
          <table:table-cell table:formula="of:=[.H8]=0" office:value-type="float" office:value="0" calcext:value-type="float">
            <text:p>0</text:p>
          </table:table-cell>
          <table:table-cell table:formula="of:=IF(AND([.H8] &gt;= -128;[.H8] &lt;= 127); 0; 1)" office:value-type="float" office:value="0" calcext:value-type="float">
            <text:p>0</text:p>
          </table:table-cell>
          <table:table-cell table:formula="of:=IF(AND([.H8] &gt;= 0;[.H8] &lt;= 255); 0; 1)" office:value-type="float" office:value="0" calcext:value-type="float">
            <text:p>0</text:p>
          </table:table-cell>
        </table:table-row>
        <table:table-row table:style-name="ro1">
          <table:table-cell table:formula="of:=IF([.B8]=&quot;JMPI&quot;;[.C8];[.A8]+1)" office:value-type="float" office:value="7" calcext:value-type="float">
            <text:p>7</text:p>
          </table:table-cell>
          <table:table-cell table:formula="of:=VLOOKUP([.$A9];Program;2;1)" office:value-type="string" office:string-value="INC" calcext:value-type="string">
            <text:p>INC</text:p>
          </table:table-cell>
          <table:table-cell table:formula="of:=VLOOKUP([.$A9];Program;3;1)" office:value-type="string" office:string-value="A" calcext:value-type="string">
            <text:p>A</text:p>
          </table:table-cell>
          <table:table-cell table:formula="of:=VLOOKUP([.$A9];Program;4;1)" office:value-type="float" office:value="0" calcext:value-type="float">
            <text:p/>
          </table:table-cell>
          <table:table-cell table:formula="of:=IF(AND([.$B9]=&quot;INC&quot;; [.$C9]=[.E$1]);[.E8]+1;IF(AND([.$B9]=&quot;MOVI&quot;; [.$C9]=[.E$1]);[.$D9];IF([.$B9]=&quot;ADD&quot;; SUM(COM.MICROSOFT.SWITCH([.$C9]; &quot;A&quot;; [.$E8]; &quot;B&quot;; [.$F8]; &quot;C&quot;; [.$G8]); COM.MICROSOFT.SWITCH([.$D9]; &quot;A&quot;; [.$E8]; &quot;B&quot;; [.$F8]; &quot;C&quot;; [.$G8])) ;[.E8]) ))" office:value-type="float" office:value="0" calcext:value-type="float">
            <text:p>0</text:p>
          </table:table-cell>
          <table:table-cell table:formula="of:=IF(AND([.$B9]=&quot;INC&quot;; [.$C9]=[.F$1]);[.F8]+1;IF(AND([.$B9]=&quot;MOVI&quot;; [.$C9]=[.F$1]);[.$D9];[.F8]))" office:value-type="float" office:value="1" calcext:value-type="float">
            <text:p>1</text:p>
          </table:table-cell>
          <table:table-cell table:formula="of:=IF(AND([.$B9]=&quot;INC&quot;; [.$C9]=[.G$1]);[.G8]+1;IF(AND([.$B9]=&quot;MOVI&quot;; [.$C9]=[.G$1]);[.$D9];[.G8]))" office:value-type="float" office:value="0" calcext:value-type="float">
            <text:p>0</text:p>
          </table:table-cell>
          <table:table-cell table:formula="of:=IF([.B9]=&quot;INC&quot;;COM.MICROSOFT.SWITCH([.C9];&quot;A&quot;;[.E9];&quot;B&quot;;[.F9];&quot;C&quot;;[.G9]);IF([.B9]=&quot;ADD&quot;; [.E9]; [.H8]))" office:value-type="float" office:value="0" calcext:value-type="float">
            <text:p>0</text:p>
          </table:table-cell>
          <table:table-cell table:formula="of:=[.H9]&lt;0" office:value-type="float" office:value="0" calcext:value-type="float">
            <text:p>0</text:p>
          </table:table-cell>
          <table:table-cell table:formula="of:=[.H9]=0" office:value-type="float" office:value="1" calcext:value-type="float">
            <text:p>1</text:p>
          </table:table-cell>
          <table:table-cell table:formula="of:=IF(AND([.H9] &gt;= -128;[.H9] &lt;= 127); 0; 1)" office:value-type="float" office:value="0" calcext:value-type="float">
            <text:p>0</text:p>
          </table:table-cell>
          <table:table-cell table:formula="of:=IF(AND([.H9] &gt;= 0;[.H9] &lt;= 255); 0; 1)" office:value-type="float" office:value="0" calcext:value-type="float">
            <text:p>0</text:p>
          </table:table-cell>
        </table:table-row>
        <table:table-row table:style-name="ro1">
          <table:table-cell table:formula="of:=IF([.B9]=&quot;JMPI&quot;;[.C9];[.A9]+1)" office:value-type="float" office:value="8" calcext:value-type="float">
            <text:p>8</text:p>
          </table:table-cell>
          <table:table-cell table:formula="of:=VLOOKUP([.$A10];Program;2;1)" office:value-type="string" office:string-value="JMPI" calcext:value-type="string">
            <text:p>JMPI</text:p>
          </table:table-cell>
          <table:table-cell table:formula="of:=VLOOKUP([.$A10];Program;3;1)" office:value-type="float" office:value="10" calcext:value-type="float">
            <text:p>10</text:p>
          </table:table-cell>
          <table:table-cell table:formula="of:=VLOOKUP([.$A10];Program;4;1)" office:value-type="float" office:value="0" calcext:value-type="float">
            <text:p/>
          </table:table-cell>
          <table:table-cell table:formula="of:=IF(AND([.$B10]=&quot;INC&quot;; [.$C10]=[.E$1]);[.E9]+1;IF(AND([.$B10]=&quot;MOVI&quot;; [.$C10]=[.E$1]);[.$D10];IF([.$B10]=&quot;ADD&quot;; SUM(COM.MICROSOFT.SWITCH([.$C10]; &quot;A&quot;; [.$E9]; &quot;B&quot;; [.$F9]; &quot;C&quot;; [.$G9]); COM.MICROSOFT.SWITCH([.$D10]; &quot;A&quot;; [.$E9]; &quot;B&quot;; [.$F9]; &quot;C&quot;; [.$G9])) ;[.E9]) ))" office:value-type="float" office:value="0" calcext:value-type="float">
            <text:p>0</text:p>
          </table:table-cell>
          <table:table-cell table:formula="of:=IF(AND([.$B10]=&quot;INC&quot;; [.$C10]=[.F$1]);[.F9]+1;IF(AND([.$B10]=&quot;MOVI&quot;; [.$C10]=[.F$1]);[.$D10];[.F9]))" office:value-type="float" office:value="1" calcext:value-type="float">
            <text:p>1</text:p>
          </table:table-cell>
          <table:table-cell table:formula="of:=IF(AND([.$B10]=&quot;INC&quot;; [.$C10]=[.G$1]);[.G9]+1;IF(AND([.$B10]=&quot;MOVI&quot;; [.$C10]=[.G$1]);[.$D10];[.G9]))" office:value-type="float" office:value="0" calcext:value-type="float">
            <text:p>0</text:p>
          </table:table-cell>
          <table:table-cell table:formula="of:=IF([.B10]=&quot;INC&quot;;COM.MICROSOFT.SWITCH([.C10];&quot;A&quot;;[.E10];&quot;B&quot;;[.F10];&quot;C&quot;;[.G10]);IF([.B10]=&quot;ADD&quot;; [.E10]; [.H9]))" office:value-type="float" office:value="0" calcext:value-type="float">
            <text:p>0</text:p>
          </table:table-cell>
          <table:table-cell table:formula="of:=[.H10]&lt;0" office:value-type="float" office:value="0" calcext:value-type="float">
            <text:p>0</text:p>
          </table:table-cell>
          <table:table-cell table:formula="of:=[.H10]=0" office:value-type="float" office:value="1" calcext:value-type="float">
            <text:p>1</text:p>
          </table:table-cell>
          <table:table-cell table:formula="of:=IF(AND([.H10] &gt;= -128;[.H10] &lt;= 127); 0; 1)" office:value-type="float" office:value="0" calcext:value-type="float">
            <text:p>0</text:p>
          </table:table-cell>
          <table:table-cell table:formula="of:=IF(AND([.H10] &gt;= 0;[.H10] &lt;= 255); 0; 1)" office:value-type="float" office:value="0" calcext:value-type="float">
            <text:p>0</text:p>
          </table:table-cell>
        </table:table-row>
        <table:table-row table:style-name="ro1">
          <table:table-cell table:formula="of:=IF([.B10]=&quot;JMPI&quot;;[.C10];[.A10]+1)" office:value-type="float" office:value="10" calcext:value-type="float">
            <text:p>10</text:p>
          </table:table-cell>
          <table:table-cell table:formula="of:=VLOOKUP([.$A11];Program;2;1)" office:value-type="string" office:string-value="JMPI" calcext:value-type="string">
            <text:p>JMPI</text:p>
          </table:table-cell>
          <table:table-cell table:formula="of:=VLOOKUP([.$A11];Program;3;1)" office:value-type="float" office:value="11" calcext:value-type="float">
            <text:p>11</text:p>
          </table:table-cell>
          <table:table-cell table:formula="of:=VLOOKUP([.$A11];Program;4;1)" office:value-type="float" office:value="0" calcext:value-type="float">
            <text:p/>
          </table:table-cell>
          <table:table-cell table:formula="of:=IF(AND([.$B11]=&quot;INC&quot;; [.$C11]=[.E$1]);[.E10]+1;IF(AND([.$B11]=&quot;MOVI&quot;; [.$C11]=[.E$1]);[.$D11];IF([.$B11]=&quot;ADD&quot;; SUM(COM.MICROSOFT.SWITCH([.$C11]; &quot;A&quot;; [.$E10]; &quot;B&quot;; [.$F10]; &quot;C&quot;; [.$G10]); COM.MICROSOFT.SWITCH([.$D11]; &quot;A&quot;; [.$E10]; &quot;B&quot;; [.$F10]; &quot;C&quot;; [.$G10])) ;[.E10]) ))" office:value-type="float" office:value="0" calcext:value-type="float">
            <text:p>0</text:p>
          </table:table-cell>
          <table:table-cell table:formula="of:=IF(AND([.$B11]=&quot;INC&quot;; [.$C11]=[.F$1]);[.F10]+1;IF(AND([.$B11]=&quot;MOVI&quot;; [.$C11]=[.F$1]);[.$D11];[.F10]))" office:value-type="float" office:value="1" calcext:value-type="float">
            <text:p>1</text:p>
          </table:table-cell>
          <table:table-cell table:formula="of:=IF(AND([.$B11]=&quot;INC&quot;; [.$C11]=[.G$1]);[.G10]+1;IF(AND([.$B11]=&quot;MOVI&quot;; [.$C11]=[.G$1]);[.$D11];[.G10]))" office:value-type="float" office:value="0" calcext:value-type="float">
            <text:p>0</text:p>
          </table:table-cell>
          <table:table-cell table:formula="of:=IF([.B11]=&quot;INC&quot;;COM.MICROSOFT.SWITCH([.C11];&quot;A&quot;;[.E11];&quot;B&quot;;[.F11];&quot;C&quot;;[.G11]);IF([.B11]=&quot;ADD&quot;; [.E11]; [.H10]))" office:value-type="float" office:value="0" calcext:value-type="float">
            <text:p>0</text:p>
          </table:table-cell>
          <table:table-cell table:formula="of:=[.H11]&lt;0" office:value-type="float" office:value="0" calcext:value-type="float">
            <text:p>0</text:p>
          </table:table-cell>
          <table:table-cell table:formula="of:=[.H11]=0" office:value-type="float" office:value="1" calcext:value-type="float">
            <text:p>1</text:p>
          </table:table-cell>
          <table:table-cell table:formula="of:=IF(AND([.H11] &gt;= -128;[.H11] &lt;= 127); 0; 1)" office:value-type="float" office:value="0" calcext:value-type="float">
            <text:p>0</text:p>
          </table:table-cell>
          <table:table-cell table:formula="of:=IF(AND([.H11] &gt;= 0;[.H11] &lt;= 255); 0; 1)" office:value-type="float" office:value="0" calcext:value-type="float">
            <text:p>0</text:p>
          </table:table-cell>
        </table:table-row>
        <table:table-row table:style-name="ro1">
          <table:table-cell table:formula="of:=IF([.B11]=&quot;JMPI&quot;;[.C11];[.A11]+1)" office:value-type="float" office:value="11" calcext:value-type="float">
            <text:p>11</text:p>
          </table:table-cell>
          <table:table-cell table:formula="of:=VLOOKUP([.$A12];Program;2;1)" office:value-type="string" office:string-value="ADD" calcext:value-type="string">
            <text:p>ADD</text:p>
          </table:table-cell>
          <table:table-cell table:formula="of:=VLOOKUP([.$A12];Program;3;1)" office:value-type="string" office:string-value="A" calcext:value-type="string">
            <text:p>A</text:p>
          </table:table-cell>
          <table:table-cell table:formula="of:=VLOOKUP([.$A12];Program;4;1)" office:value-type="string" office:string-value="B" calcext:value-type="string">
            <text:p>B</text:p>
          </table:table-cell>
          <table:table-cell table:formula="of:=IF(AND([.$B12]=&quot;INC&quot;; [.$C12]=[.E$1]);[.E11]+1;IF(AND([.$B12]=&quot;MOVI&quot;; [.$C12]=[.E$1]);[.$D12];IF([.$B12]=&quot;ADD&quot;; SUM(COM.MICROSOFT.SWITCH([.$C12]; &quot;A&quot;; [.$E11]; &quot;B&quot;; [.$F11]; &quot;C&quot;; [.$G11]); COM.MICROSOFT.SWITCH([.$D12]; &quot;A&quot;; [.$E11]; &quot;B&quot;; [.$F11]; &quot;C&quot;; [.$G11])) ;[.E11]) ))" office:value-type="float" office:value="1" calcext:value-type="float">
            <text:p>1</text:p>
          </table:table-cell>
          <table:table-cell table:formula="of:=IF(AND([.$B12]=&quot;INC&quot;; [.$C12]=[.F$1]);[.F11]+1;IF(AND([.$B12]=&quot;MOVI&quot;; [.$C12]=[.F$1]);[.$D12];[.F11]))" office:value-type="float" office:value="1" calcext:value-type="float">
            <text:p>1</text:p>
          </table:table-cell>
          <table:table-cell table:formula="of:=IF(AND([.$B12]=&quot;INC&quot;; [.$C12]=[.G$1]);[.G11]+1;IF(AND([.$B12]=&quot;MOVI&quot;; [.$C12]=[.G$1]);[.$D12];[.G11]))" office:value-type="float" office:value="0" calcext:value-type="float">
            <text:p>0</text:p>
          </table:table-cell>
          <table:table-cell table:formula="of:=IF([.B12]=&quot;INC&quot;;COM.MICROSOFT.SWITCH([.C12];&quot;A&quot;;[.E12];&quot;B&quot;;[.F12];&quot;C&quot;;[.G12]);IF([.B12]=&quot;ADD&quot;; [.E12]; [.H11]))" office:value-type="float" office:value="1" calcext:value-type="float">
            <text:p>1</text:p>
          </table:table-cell>
          <table:table-cell table:formula="of:=[.H12]&lt;0" office:value-type="float" office:value="0" calcext:value-type="float">
            <text:p>0</text:p>
          </table:table-cell>
          <table:table-cell table:formula="of:=[.H12]=0" office:value-type="float" office:value="0" calcext:value-type="float">
            <text:p>0</text:p>
          </table:table-cell>
          <table:table-cell table:formula="of:=IF(AND([.H12] &gt;= -128;[.H12] &lt;= 127); 0; 1)" office:value-type="float" office:value="0" calcext:value-type="float">
            <text:p>0</text:p>
          </table:table-cell>
          <table:table-cell table:formula="of:=IF(AND([.H12] &gt;= 0;[.H12] &lt;= 255); 0; 1)" office:value-type="float" office:value="0" calcext:value-type="float">
            <text:p>0</text:p>
          </table:table-cell>
        </table:table-row>
        <table:table-row table:style-name="ro1" table:number-rows-repeated="11">
          <table:table-cell table:number-columns-repeated="12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8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Default"/>
        </table:table-row>
      </table:table>
      <table:named-expressions>
        <table:named-range table:name="Program" table:base-cell-address="$Программа.$A$2" table:cell-range-address="$Программа.$A$2:.$D$256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46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.00.0000</text:date>, <text:time style:data-style-name="N2" text:time-value="18:33:29.1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Кирилл Пушкарёв</meta:initial-creator>
    <meta:creation-date>2019-09-03T11:41:46.772974134</meta:creation-date>
    <dc:date>2020-10-17T18:34:28.906000000</dc:date>
    <meta:editing-duration>PT8H6M16S</meta:editing-duration>
    <meta:editing-cycles>47</meta:editing-cycles>
    <meta:generator>LibreOffice/7.0.1.2$Windows_x86 LibreOffice_project/7cbcfc562f6eb6708b5ff7d7397325de9e764452</meta:generator>
    <dc:description>Таблица моделирования центрального процессора для курса «Информатика», практическая работа № 2.
Автор: К. В. Пушкарев.</dc:description>
    <dc:subject>Информатика</dc:subject>
    <dc:title>Модель процессора</dc:title>
    <meta:document-statistic meta:table-count="2" meta:cell-count="433" meta:object-count="0"/>
    <meta:user-defined meta:name="Author">Кирилл Владимирович Пушкарев</meta:user-defined>
    <meta:user-defined meta:name="Revision" meta:value-type="date">2019-09-17</meta:user-defined>
  </office:meta>
</office:document-meta>
</file>